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Roboto" svg:font-family="Roboto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entury" svg:font-family="Century" style:font-family-generic="roman" style:font-pitch="variable" svg:panose-1="2 4 6 4 5 5 5 2 3 4"/>
    <style:font-face style:name="Courier New" svg:font-family="Courier New" style:font-family-generic="modern" style:font-pitch="fixed" svg:panose-1="2 7 3 9 2 2 5 2 4 4"/>
    <style:font-face style:name="Latin Modern Sans" svg:font-family="Latin Modern Sans" style:font-family-generic="swiss" style:font-pitch="variable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alibri" svg:font-family="Calibri" style:font-family-generic="swiss" style:font-pitch="variable" svg:panose-1="2 15 5 2 2 2 4 3 2 4"/>
    <style:font-face style:name="Hack" svg:font-family="Hack" style:font-family-generic="system" style:font-pitch="fixed"/>
    <style:font-face style:name="Comic Sans MS" svg:font-family="Comic Sans MS" style:font-family-generic="script" style:font-pitch="variable" svg:panose-1="3 15 7 2 3 3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3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4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5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6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7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8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9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3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4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5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6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7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8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9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3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4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5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6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7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8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9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3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4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5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6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7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8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9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3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4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5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6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7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8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9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3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4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5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6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7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8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9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3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4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5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6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7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8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9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.0833in"/>
      <style:text-properties style:font-name="Latin Modern Sans" style:font-name-complex="Arial Narrow" fo:font-weight="bold" style:font-weight-asian="bold" style:font-weight-complex="bold" fo:font-size="15pt" style:font-size-asian="15pt"/>
    </style:style>
    <style:style style:name="P2" style:parent-style-name="Standard" style:family="paragraph">
      <style:paragraph-properties fo:text-align="center" fo:margin-bottom="0.0833in"/>
      <style:text-properties style:font-name="Latin Modern Sans" style:font-name-complex="Arial Narrow" fo:font-weight="bold" style:font-weight-asian="bold" style:font-weight-complex="bold" fo:font-size="15pt" style:font-size-asian="15pt"/>
    </style:style>
    <style:style style:name="P3" style:parent-style-name="Standard" style:family="paragraph">
      <style:paragraph-properties fo:text-align="center" fo:margin-bottom="0.0833in"/>
      <style:text-properties style:font-name="Latin Modern Sans" style:font-name-complex="Arial Narrow" fo:font-weight="bold" style:font-weight-asian="bold" style:font-weight-complex="bold" fo:font-size="15pt" style:font-size-asian="15pt"/>
    </style:style>
    <style:style style:name="P4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style:font-name="Latin Modern Sans" style:font-name-complex="Arial Narrow" fo:font-weight="bold" style:font-weight-asian="bold" style:font-weight-complex="bold" fo:color="#0000FF" fo:font-size="11pt" style:font-size-asian="11pt"/>
    </style:style>
    <style:style style:name="P5" style:parent-style-name="Standard" style:family="paragraph">
      <style:text-properties style:font-name="Latin Modern Sans" style:font-name-complex="Century" fo:font-weight="bold" style:font-weight-asian="bold" style:font-weight-complex="bold" fo:color="#0000FF" fo:font-size="15pt" style:font-size-asian="15pt"/>
    </style:style>
    <style:style style:name="T6" style:parent-style-name="DefaultParagraphFont" style:family="text">
      <style:text-properties style:font-name="Latin Modern Sans" style:font-name-complex="Arial" fo:font-weight="bold" style:font-weight-asian="bold" style:font-weight-complex="bold" fo:color="#000000" fo:font-size="14pt" style:font-size-asian="14pt"/>
    </style:style>
    <style:style style:name="T7" style:parent-style-name="DefaultParagraphFont" style:family="text">
      <style:text-properties style:font-name="Latin Modern Sans" style:font-name-complex="Arial" fo:font-weight="bold" style:font-weight-asian="bold" style:font-weight-complex="bold" fo:font-style="italic" style:font-style-asian="italic" fo:color="#000000" fo:font-size="14pt" style:font-size-asian="14pt"/>
    </style:style>
    <style:style style:name="T8" style:parent-style-name="DefaultParagraphFont" style:family="text">
      <style:text-properties style:font-name="Latin Modern Sans" style:font-name-complex="Arial" fo:font-weight="bold" style:font-weight-asian="bold" style:font-weight-complex="bold" fo:color="#000000" fo:font-size="14pt" style:font-size-asian="14pt"/>
    </style:style>
    <style:style style:name="T9" style:parent-style-name="DefaultParagraphFont" style:family="text">
      <style:text-properties style:font-name="Latin Modern Sans" style:font-name-complex="Arial" fo:font-weight="bold" style:font-weight-asian="bold" style:font-weight-complex="bold" fo:color="#000000" fo:font-size="14pt" style:font-size-asian="14pt"/>
    </style:style>
    <style:style style:name="P10" style:parent-style-name="Standard" style:family="paragraph">
      <style:text-properties style:font-name="Latin Modern Sans" style:font-name-complex="Book Antiqua" style:font-weight-complex="bold"/>
    </style:style>
    <style:style style:name="P11" style:parent-style-name="Standard" style:family="paragraph">
      <style:text-properties style:font-name="Latin Modern Sans" style:font-name-complex="Book Antiqua" style:font-weight-complex="bold"/>
    </style:style>
    <style:style style:name="P12" style:parent-style-name="Standard" style:family="paragraph">
      <style:text-properties style:font-name="Latin Modern Sans" style:font-name-complex="Book Antiqua" style:font-weight-complex="bold"/>
    </style:style>
    <style:style style:name="P13" style:parent-style-name="Standard" style:family="paragraph">
      <style:text-properties style:font-name="Latin Modern Sans" style:font-name-complex="Century" fo:font-weight="bold" style:font-weight-asian="bold" style:font-weight-complex="bold" fo:color="#0000FF" fo:font-size="15pt" style:font-size-asian="15pt"/>
    </style:style>
    <style:style style:name="P14" style:parent-style-name="Standard" style:family="paragraph">
      <style:text-properties style:font-name="Latin Modern Sans" style:font-name-complex="Century" fo:font-weight="bold" style:font-weight-asian="bold" style:font-weight-complex="bold" fo:color="#0000FF" fo:font-size="15pt" style:font-size-asian="15pt"/>
    </style:style>
    <style:style style:name="P15" style:parent-style-name="Standard" style:family="paragraph">
      <style:text-properties style:font-name="Latin Modern Sans" style:font-name-complex="Century" fo:font-weight="bold" style:font-weight-asian="bold" style:font-weight-complex="bold" fo:color="#0000FF" fo:font-size="15pt" style:font-size-asian="15pt"/>
    </style:style>
    <style:style style:name="T16" style:parent-style-name="DefaultParagraphFont" style:family="text">
      <style:text-properties style:font-name="Calibri" style:font-name-complex="Calibri" style:font-weight-complex="bold"/>
    </style:style>
    <style:style style:name="P17" style:parent-style-name="Standard" style:family="paragraph">
      <style:text-properties style:font-name="Latin Modern Sans" style:font-name-complex="Century" fo:font-weight="bold" style:font-weight-asian="bold" style:font-weight-complex="bold" fo:color="#0000FF" fo:font-size="15pt" style:font-size-asian="15pt"/>
    </style:style>
    <style:style style:name="P18" style:parent-style-name="Standard" style:list-style-name="LFO6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9" style:parent-style-name="Standard" style:list-style-name="LFO6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20" style:parent-style-name="Standard" style:list-style-name="LFO6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21" style:parent-style-name="Standard" style:list-style-name="LFO6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22" style:parent-style-name="Standard" style:list-style-name="LFO6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23" style:parent-style-name="Standard" style:list-style-name="LFO6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24" style:parent-style-name="Standard" style:list-style-name="LFO6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25" style:parent-style-name="Standard" style:list-style-name="LFO6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26" style:parent-style-name="Standard" style:family="paragraph">
      <style:text-properties style:font-name="Latin Modern Sans" style:font-name-complex="Century" fo:font-weight="bold" style:font-weight-asian="bold" style:font-weight-complex="bold" fo:color="#0000FF" fo:font-size="15pt" style:font-size-asian="15pt"/>
    </style:style>
    <style:style style:name="P27" style:parent-style-name="Standard" style:family="paragraph">
      <style:text-properties style:font-name="Calibri" style:font-name-complex="Calibri" style:font-weight-complex="bold"/>
    </style:style>
    <style:style style:name="P28" style:parent-style-name="Standard" style:family="paragraph">
      <style:text-properties style:font-name="Calibri" style:font-name-complex="Calibri" style:font-weight-complex="bold"/>
    </style:style>
    <style:style style:name="P29" style:parent-style-name="Textbody" style:family="paragraph">
      <style:text-properties style:font-name="Latin Modern Sans" style:font-name-complex="Comic Sans MS" fo:font-size="27pt" style:font-size-asian="27pt"/>
    </style:style>
    <style:style style:name="P30" style:parent-style-name="Standard" style:list-style-name="WW8Num6" style:family="paragraph">
      <style:text-properties style:font-name="Latin Modern Sans"/>
    </style:style>
    <style:style style:name="P31" style:parent-style-name="Standard" style:list-style-name="LFO8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32" style:parent-style-name="Standard" style:list-style-name="LFO8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33" style:parent-style-name="Standard" style:family="paragraph">
      <style:paragraph-properties fo:margin-left="0.5in">
        <style:tab-stops/>
      </style:paragraph-properties>
      <style:text-properties style:font-name="Latin Modern Sans"/>
    </style:style>
    <style:style style:name="P34" style:parent-style-name="Standard" style:family="paragraph">
      <style:paragraph-properties fo:margin-left="0.5in">
        <style:tab-stops/>
      </style:paragraph-properties>
      <style:text-properties style:font-name="Latin Modern Sans"/>
    </style:style>
    <style:style style:name="P35" style:parent-style-name="Normal" style:family="paragraph">
      <style:paragraph-properties fo:border="0.0104in solid #888888" fo:padding-top="0.0277in" fo:padding-left="0.0277in" fo:padding-bottom="0.0277in" fo:padding-right="0in" style:shadow="none" style:line-break="normal" fo:background-color="#F8F8F8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6" style:parent-style-name="DefaultParagraphFont" style:family="text">
      <style:text-properties style:font-name="Courier New" style:font-name-asian="Times New Roman" style:font-name-complex="Courier New" fo:color="#66006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37" style:parent-style-name="DefaultParagraphFont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38" style:parent-style-name="DefaultParagraphFont" style:family="text">
      <style:text-properties style:font-name="Courier New" style:font-name-asian="Times New Roman" style:font-name-complex="Courier New" fo:color="#66660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39" style:parent-style-name="DefaultParagraphFont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0" style:parent-style-name="DefaultParagraphFont" style:family="text">
      <style:text-properties style:font-name="Courier New" style:font-name-asian="Times New Roman" style:font-name-complex="Courier New" fo:color="#66660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41" style:parent-style-name="Normal" style:family="paragraph">
      <style:paragraph-properties fo:border="0.0104in solid #888888" fo:padding-top="0.0277in" fo:padding-left="0.0277in" fo:padding-bottom="0.0277in" fo:padding-right="0in" style:shadow="none" style:line-break="normal" fo:background-color="#F8F8F8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2" style:parent-style-name="DefaultParagraphFont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3" style:parent-style-name="DefaultParagraphFont" style:family="text">
      <style:text-properties style:font-name="Courier New" style:font-name-asian="Times New Roman" style:font-name-complex="Courier New" fo:color="#66660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4" style:parent-style-name="DefaultParagraphFont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5" style:parent-style-name="DefaultParagraphFont" style:family="text">
      <style:text-properties style:font-name="Courier New" style:font-name-asian="Times New Roman" style:font-name-complex="Courier New" fo:color="#66660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46" style:parent-style-name="Normal" style:family="paragraph">
      <style:paragraph-properties fo:border="0.0104in solid #888888" fo:padding-top="0.0277in" fo:padding-left="0.0277in" fo:padding-bottom="0.0277in" fo:padding-right="0in" style:shadow="none" style:line-break="normal" fo:background-color="#F8F8F8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7" style:parent-style-name="DefaultParagraphFont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8" style:parent-style-name="DefaultParagraphFont" style:family="text">
      <style:text-properties style:font-name="Courier New" style:font-name-asian="Times New Roman" style:font-name-complex="Courier New" fo:color="#66660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9" style:parent-style-name="DefaultParagraphFont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0" style:parent-style-name="DefaultParagraphFont" style:family="text">
      <style:text-properties style:font-name="Courier New" style:font-name-asian="Times New Roman" style:font-name-complex="Courier New" fo:color="#66660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51" style:parent-style-name="HTMLPreformatted" style:family="paragraph">
      <style:paragraph-properties fo:border="0.0104in solid #888888" fo:padding-top="0.0277in" fo:padding-left="0.0277in" fo:padding-bottom="0.0277in" fo:padding-right="0in" style:shadow="none" style:line-break="normal" style:vertical-align="baseline" fo:background-color="#F8F8F8"/>
    </style:style>
    <style:style style:name="T52" style:parent-style-name="pln" style:family="text">
      <style:text-properties fo:color="#000000"/>
    </style:style>
    <style:style style:name="T53" style:parent-style-name="pun" style:family="text">
      <style:text-properties fo:color="#666600"/>
    </style:style>
    <style:style style:name="T54" style:parent-style-name="pln" style:family="text">
      <style:text-properties fo:color="#000000"/>
    </style:style>
    <style:style style:name="T55" style:parent-style-name="pun" style:family="text">
      <style:text-properties fo:color="#666600"/>
    </style:style>
    <style:style style:name="P56" style:parent-style-name="HTMLPreformatted" style:family="paragraph">
      <style:paragraph-properties fo:border="0.0104in solid #888888" fo:padding-top="0.0277in" fo:padding-left="0.0277in" fo:padding-bottom="0.0277in" fo:padding-right="0in" style:shadow="none" style:line-break="normal" style:vertical-align="baseline" fo:background-color="#F8F8F8"/>
    </style:style>
    <style:style style:name="T57" style:parent-style-name="pln" style:family="text">
      <style:text-properties fo:color="#000000"/>
    </style:style>
    <style:style style:name="P58" style:parent-style-name="HTMLPreformatted" style:family="paragraph">
      <style:paragraph-properties fo:border="0.0104in solid #888888" fo:padding-top="0.0277in" fo:padding-left="0.0277in" fo:padding-bottom="0.0277in" fo:padding-right="0in" style:shadow="none" style:line-break="normal" style:vertical-align="baseline" fo:background-color="#F8F8F8"/>
    </style:style>
    <style:style style:name="T59" style:parent-style-name="pln" style:family="text">
      <style:text-properties fo:color="#000000"/>
    </style:style>
    <style:style style:name="T60" style:parent-style-name="pun" style:family="text">
      <style:text-properties fo:color="#666600"/>
    </style:style>
    <style:style style:name="T61" style:parent-style-name="pln" style:family="text">
      <style:text-properties fo:color="#000000"/>
    </style:style>
    <style:style style:name="T62" style:parent-style-name="pun" style:family="text">
      <style:text-properties fo:color="#666600"/>
    </style:style>
    <style:style style:name="P63" style:parent-style-name="HTMLPreformatted" style:family="paragraph">
      <style:paragraph-properties fo:border="0.0104in solid #888888" fo:padding-top="0.0277in" fo:padding-left="0.0277in" fo:padding-bottom="0.0277in" fo:padding-right="0in" style:shadow="none" style:line-break="normal" style:vertical-align="baseline" fo:background-color="#F8F8F8"/>
    </style:style>
    <style:style style:name="T64" style:parent-style-name="pln" style:family="text">
      <style:text-properties fo:color="#000000"/>
    </style:style>
    <style:style style:name="T65" style:parent-style-name="pun" style:family="text">
      <style:text-properties fo:color="#666600"/>
    </style:style>
    <style:style style:name="T66" style:parent-style-name="pln" style:family="text">
      <style:text-properties fo:color="#000000"/>
    </style:style>
    <style:style style:name="T67" style:parent-style-name="pun" style:family="text">
      <style:text-properties fo:color="#666600"/>
    </style:style>
    <style:style style:name="P68" style:parent-style-name="HTMLPreformatted" style:family="paragraph">
      <style:paragraph-properties fo:border="0.0104in solid #888888" fo:padding-top="0.0277in" fo:padding-left="0.0277in" fo:padding-bottom="0.0277in" fo:padding-right="0in" style:shadow="none" style:line-break="normal" style:vertical-align="baseline" fo:background-color="#F8F8F8"/>
    </style:style>
    <style:style style:name="T69" style:parent-style-name="kwd" style:family="text">
      <style:text-properties fo:color="#000088"/>
    </style:style>
    <style:style style:name="T70" style:parent-style-name="pln" style:family="text">
      <style:text-properties fo:color="#000000"/>
    </style:style>
    <style:style style:name="T71" style:parent-style-name="pun" style:family="text">
      <style:text-properties fo:color="#666600"/>
    </style:style>
    <style:style style:name="T72" style:parent-style-name="pln" style:family="text">
      <style:text-properties fo:color="#000000"/>
    </style:style>
    <style:style style:name="T73" style:parent-style-name="lit" style:family="text">
      <style:text-properties fo:color="#006666"/>
    </style:style>
    <style:style style:name="T74" style:parent-style-name="pun" style:family="text">
      <style:text-properties fo:color="#666600"/>
    </style:style>
    <style:style style:name="P75" style:parent-style-name="HTMLPreformatted" style:family="paragraph">
      <style:paragraph-properties fo:border="0.0104in solid #888888" fo:padding-top="0.0277in" fo:padding-left="0.0277in" fo:padding-bottom="0.0277in" fo:padding-right="0in" style:shadow="none" style:line-break="normal" style:vertical-align="baseline" fo:background-color="#F8F8F8"/>
    </style:style>
    <style:style style:name="T76" style:parent-style-name="pln" style:family="text">
      <style:text-properties fo:color="#000000"/>
    </style:style>
    <style:style style:name="T77" style:parent-style-name="pun" style:family="text">
      <style:text-properties fo:color="#666600"/>
    </style:style>
    <style:style style:name="T78" style:parent-style-name="pln" style:family="text">
      <style:text-properties fo:color="#000000"/>
    </style:style>
    <style:style style:name="T79" style:parent-style-name="pun" style:family="text">
      <style:text-properties fo:color="#666600"/>
    </style:style>
    <style:style style:name="T80" style:parent-style-name="pln" style:family="text">
      <style:text-properties fo:color="#000000"/>
    </style:style>
    <style:style style:name="T81" style:parent-style-name="pun" style:family="text">
      <style:text-properties fo:color="#666600"/>
    </style:style>
    <style:style style:name="T82" style:parent-style-name="pln" style:family="text">
      <style:text-properties fo:color="#000000"/>
    </style:style>
    <style:style style:name="T83" style:parent-style-name="pun" style:family="text">
      <style:text-properties fo:color="#666600"/>
    </style:style>
    <style:style style:name="P84" style:parent-style-name="HTMLPreformatted" style:family="paragraph">
      <style:paragraph-properties fo:border="0.0104in solid #888888" fo:padding-top="0.0277in" fo:padding-left="0.0277in" fo:padding-bottom="0.0277in" fo:padding-right="0in" style:shadow="none" style:line-break="normal" style:vertical-align="baseline" fo:background-color="#F8F8F8"/>
      <style:text-properties fo:color="#333333"/>
    </style:style>
    <style:style style:name="P85" style:parent-style-name="Standard" style:family="paragraph">
      <style:paragraph-properties fo:margin-left="0.5in">
        <style:tab-stops/>
      </style:paragraph-properties>
      <style:text-properties style:font-name="Latin Modern Sans"/>
    </style:style>
    <style:style style:name="P86" style:parent-style-name="Standard" style:family="paragraph">
      <style:paragraph-properties fo:margin-left="0.5in">
        <style:tab-stops/>
      </style:paragraph-properties>
      <style:text-properties style:font-name="Latin Modern Sans"/>
    </style:style>
    <style:style style:name="P87" style:parent-style-name="Standard" style:list-style-name="WW8Num6" style:family="paragraph">
      <style:text-properties style:font-name="Latin Modern Sans"/>
    </style:style>
    <style:style style:name="P88" style:parent-style-name="Standard" style:family="paragraph">
      <style:text-properties style:font-name="Latin Modern Sans"/>
    </style:style>
    <style:style style:name="P89" style:parent-style-name="Standard" style:family="paragraph">
      <style:text-properties style:font-name="Latin Modern Sans"/>
    </style:style>
    <style:style style:name="P90" style:parent-style-name="Standard" style:family="paragraph">
      <style:text-properties style:font-name="Latin Modern Sans"/>
    </style:style>
    <style:style style:name="P91" style:parent-style-name="Standard" style:family="paragraph">
      <style:text-properties style:font-name="Latin Modern Sans" style:font-name-complex="Century" fo:font-weight="bold" style:font-weight-asian="bold" style:font-weight-complex="bold" fo:color="#0000FF" fo:font-size="15pt" style:font-size-asian="15pt"/>
    </style:style>
    <style:style style:name="P92" style:parent-style-name="Standard" style:family="paragraph">
      <style:text-properties style:font-name="Latin Modern Sans"/>
    </style:style>
    <style:style style:name="P93" style:parent-style-name="Standard" style:family="paragraph">
      <style:text-properties style:font-name="Latin Modern Sans"/>
    </style:style>
    <style:style style:name="P94" style:parent-style-name="Standard" style:family="paragraph">
      <style:text-properties style:font-name="Latin Modern Sans"/>
    </style:style>
    <style:style style:name="P95" style:parent-style-name="Standard" style:list-style-name="LFO15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96" style:parent-style-name="Standard" style:list-style-name="LFO15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97" style:parent-style-name="Standard" style:list-style-name="LFO15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98" style:parent-style-name="Standard" style:list-style-name="LFO15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99" style:parent-style-name="Standard" style:list-style-name="LFO15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00" style:parent-style-name="Standard" style:list-style-name="LFO15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01" style:parent-style-name="Standard" style:list-style-name="LFO15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02" style:parent-style-name="Standard" style:list-style-name="LFO15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03" style:parent-style-name="Standard" style:list-style-name="LFO15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04" style:parent-style-name="Standard" style:list-style-name="LFO15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05" style:parent-style-name="Standard" style:family="paragraph">
      <style:text-properties style:font-name="Latin Modern Sans"/>
    </style:style>
    <style:style style:name="P106" style:parent-style-name="Standard" style:family="paragraph">
      <style:text-properties style:font-name="Latin Modern Sans"/>
    </style:style>
    <style:style style:name="P107" style:parent-style-name="Standard" style:family="paragraph">
      <style:text-properties style:font-name="Latin Modern Sans"/>
    </style:style>
    <style:style style:name="P108" style:parent-style-name="Textbody" style:family="paragraph">
      <style:text-properties style:font-name="Latin Modern Sans" style:font-name-complex="Comic Sans MS" fo:font-size="27pt" style:font-size-asian="27pt"/>
    </style:style>
    <style:style style:name="P109" style:parent-style-name="Standard" style:list-style-name="LFO16" style:family="paragraph">
      <style:text-properties style:font-name="Latin Modern Sans"/>
    </style:style>
    <style:style style:name="P110" style:parent-style-name="Standard" style:list-style-name="LFO16" style:family="paragraph">
      <style:text-properties style:font-name="Latin Modern Sans"/>
    </style:style>
    <style:style style:name="P111" style:parent-style-name="Standard" style:list-style-name="LFO16" style:family="paragraph">
      <style:text-properties style:font-name="Latin Modern Sans"/>
    </style:style>
    <style:style style:name="P112" style:parent-style-name="Standard" style:family="paragraph">
      <style:paragraph-properties fo:margin-left="0.5in">
        <style:tab-stops/>
      </style:paragraph-properties>
      <style:text-properties style:font-name="Latin Modern Sans"/>
    </style:style>
    <style:style style:name="P113" style:parent-style-name="Standard" style:family="paragraph">
      <style:paragraph-properties fo:margin-left="0.5in">
        <style:tab-stops/>
      </style:paragraph-properties>
      <style:text-properties style:font-name="Latin Modern Sans"/>
    </style:style>
    <style:style style:name="P114" style:parent-style-name="Standard" style:family="paragraph">
      <style:text-properties style:font-name="Latin Modern Sans" style:font-name-complex="Century" fo:font-weight="bold" style:font-weight-asian="bold" style:font-weight-complex="bold" fo:color="#0000FF" fo:font-size="15pt" style:font-size-asian="15pt"/>
    </style:style>
    <style:style style:name="P115" style:parent-style-name="Standard" style:family="paragraph">
      <style:text-properties style:font-name="Latin Modern Sans"/>
    </style:style>
    <style:style style:name="P116" style:parent-style-name="Standard" style:family="paragraph">
      <style:text-properties style:font-name="Latin Modern Sans"/>
    </style:style>
    <style:style style:name="P117" style:parent-style-name="Standard" style:list-style-name="LFO1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18" style:parent-style-name="Standard" style:list-style-name="LFO1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19" style:parent-style-name="Standard" style:list-style-name="LFO1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20" style:parent-style-name="Standard" style:list-style-name="LFO1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21" style:parent-style-name="Standard" style:list-style-name="LFO1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22" style:parent-style-name="Standard" style:list-style-name="LFO1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23" style:parent-style-name="Standard" style:list-style-name="LFO1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24" style:parent-style-name="Standard" style:list-style-name="LFO1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25" style:parent-style-name="Standard" style:list-style-name="LFO1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26" style:parent-style-name="Standard" style:list-style-name="LFO1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27" style:parent-style-name="Standard" style:list-style-name="LFO1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28" style:parent-style-name="Standard" style:list-style-name="LFO1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29" style:parent-style-name="Standard" style:list-style-name="LFO1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30" style:parent-style-name="Standard" style:list-style-name="LFO1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31" style:parent-style-name="Standard" style:list-style-name="LFO1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32" style:parent-style-name="Standard" style:list-style-name="LFO1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33" style:parent-style-name="Standard" style:list-style-name="LFO1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34" style:parent-style-name="Standard" style:list-style-name="LFO1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35" style:parent-style-name="Standard" style:list-style-name="LFO1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36" style:parent-style-name="Standard" style:list-style-name="LFO1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37" style:parent-style-name="Standard" style:list-style-name="LFO1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38" style:parent-style-name="Standard" style:list-style-name="LFO1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39" style:parent-style-name="Standard" style:list-style-name="LFO1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40" style:parent-style-name="Standard" style:list-style-name="LFO1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41" style:parent-style-name="Standard" style:list-style-name="LFO1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42" style:parent-style-name="Standard" style:list-style-name="LFO1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43" style:parent-style-name="Standard" style:list-style-name="LFO1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44" style:parent-style-name="Standard" style:list-style-name="LFO1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45" style:parent-style-name="Standard" style:list-style-name="LFO1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46" style:parent-style-name="Standard" style:list-style-name="LFO1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47" style:parent-style-name="Standard" style:list-style-name="LFO1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48" style:parent-style-name="Standard" style:family="paragraph">
      <style:text-properties style:font-name="Latin Modern Sans" style:font-name-complex="Century" fo:font-weight="bold" style:font-weight-asian="bold" style:font-weight-complex="bold" fo:color="#0000FF" fo:font-size="15pt" style:font-size-asian="15pt"/>
    </style:style>
    <style:style style:name="P149" style:parent-style-name="Standard" style:family="paragraph">
      <style:text-properties style:font-name="Latin Modern Sans" style:font-name-complex="Century" fo:font-weight="bold" style:font-weight-asian="bold" style:font-weight-complex="bold" fo:color="#0000FF" fo:font-size="15pt" style:font-size-asian="15pt"/>
    </style:style>
    <style:style style:name="P150" style:parent-style-name="Textbody" style:family="paragraph">
      <style:text-properties style:font-name="Latin Modern Sans" style:font-name-complex="Comic Sans MS" fo:font-size="27pt" style:font-size-asian="27pt"/>
    </style:style>
    <style:style style:name="P151" style:parent-style-name="Standard" style:list-style-name="LFO18" style:family="paragraph">
      <style:text-properties style:font-name="Latin Modern Sans"/>
    </style:style>
    <style:style style:name="P152" style:parent-style-name="Standard" style:list-style-name="LFO18" style:family="paragraph">
      <style:text-properties style:font-name="Latin Modern Sans"/>
    </style:style>
    <style:style style:name="P153" style:parent-style-name="Standard" style:list-style-name="LFO18" style:family="paragraph">
      <style:text-properties style:font-name="Latin Modern Sans"/>
    </style:style>
    <style:style style:name="P154" style:parent-style-name="Standard" style:list-style-name="LFO18" style:family="paragraph">
      <style:text-properties style:font-name="Latin Modern Sans"/>
    </style:style>
    <style:style style:name="P155" style:parent-style-name="Standard" style:family="paragraph">
      <style:text-properties style:font-name="Latin Modern Sans"/>
    </style:style>
    <style:style style:name="P156" style:parent-style-name="Standard" style:family="paragraph">
      <style:paragraph-properties fo:margin-left="0.5in">
        <style:tab-stops/>
      </style:paragraph-properties>
      <style:text-properties style:font-name="Latin Modern Sans"/>
    </style:style>
    <style:style style:name="P157" style:parent-style-name="Standard" style:family="paragraph">
      <style:text-properties style:font-name="Latin Modern Sans" style:font-name-complex="Century" fo:font-weight="bold" style:font-weight-asian="bold" style:font-weight-complex="bold" fo:color="#0000FF" fo:font-size="15pt" style:font-size-asian="15pt"/>
    </style:style>
    <style:style style:name="P158" style:parent-style-name="Standard" style:family="paragraph">
      <style:paragraph-properties fo:margin-left="0.5in">
        <style:tab-stops/>
      </style:paragraph-properties>
      <style:text-properties style:font-name="Latin Modern Sans"/>
    </style:style>
    <style:style style:name="P159" style:parent-style-name="Standard" style:family="paragraph">
      <style:text-properties style:font-name="Latin Modern Sans"/>
    </style:style>
    <style:style style:name="P160" style:parent-style-name="Standard" style:list-style-name="LFO19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61" style:parent-style-name="Standard" style:list-style-name="LFO19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62" style:parent-style-name="Standard" style:list-style-name="LFO19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63" style:parent-style-name="Standard" style:list-style-name="LFO19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64" style:parent-style-name="Standard" style:list-style-name="LFO19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65" style:parent-style-name="Standard" style:list-style-name="LFO19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66" style:parent-style-name="Standard" style:list-style-name="LFO19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67" style:parent-style-name="Standard" style:list-style-name="LFO19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68" style:parent-style-name="Standard" style:list-style-name="LFO19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69" style:parent-style-name="Standard" style:list-style-name="LFO19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70" style:parent-style-name="Standard" style:list-style-name="LFO19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71" style:parent-style-name="Standard" style:list-style-name="LFO19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72" style:parent-style-name="Standard" style:list-style-name="LFO19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73" style:parent-style-name="Standard" style:list-style-name="LFO19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74" style:parent-style-name="Standard" style:list-style-name="LFO19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75" style:parent-style-name="Standard" style:list-style-name="LFO19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76" style:parent-style-name="Standard" style:list-style-name="LFO19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77" style:parent-style-name="Standard" style:list-style-name="LFO19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78" style:parent-style-name="Standard" style:list-style-name="LFO19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79" style:parent-style-name="Standard" style:list-style-name="LFO19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80" style:parent-style-name="Standard" style:list-style-name="LFO19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81" style:parent-style-name="Standard" style:list-style-name="LFO19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82" style:parent-style-name="Standard" style:list-style-name="LFO19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83" style:parent-style-name="Standard" style:list-style-name="LFO19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84" style:parent-style-name="Standard" style:list-style-name="LFO19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85" style:parent-style-name="Standard" style:list-style-name="LFO19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86" style:parent-style-name="Standard" style:list-style-name="LFO19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87" style:parent-style-name="Standard" style:list-style-name="LFO19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88" style:parent-style-name="Standard" style:list-style-name="LFO19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89" style:parent-style-name="Standard" style:family="paragraph">
      <style:text-properties style:font-name="Latin Modern Sans"/>
    </style:style>
    <style:style style:name="P190" style:parent-style-name="Standard" style:family="paragraph">
      <style:text-properties style:font-name="Latin Modern Sans"/>
    </style:style>
    <style:style style:name="P191" style:parent-style-name="Textbody" style:family="paragraph">
      <style:text-properties style:font-name="Latin Modern Sans" style:font-name-complex="Comic Sans MS" fo:font-size="27pt" style:font-size-asian="27pt"/>
    </style:style>
    <style:style style:name="P192" style:parent-style-name="Standard" style:list-style-name="LFO20" style:family="paragraph">
      <style:text-properties style:font-name="Latin Modern Sans"/>
    </style:style>
    <style:style style:name="P193" style:parent-style-name="Standard" style:list-style-name="LFO20" style:family="paragraph">
      <style:text-properties style:font-name="Latin Modern Sans"/>
    </style:style>
    <style:style style:name="P194" style:parent-style-name="Standard" style:list-style-name="LFO20" style:family="paragraph">
      <style:text-properties style:font-name="Latin Modern Sans"/>
    </style:style>
    <style:style style:name="P195" style:parent-style-name="Standard" style:family="paragraph">
      <style:text-properties style:font-name="Latin Modern Sans"/>
    </style:style>
    <style:style style:name="P196" style:parent-style-name="Standard" style:family="paragraph">
      <style:text-properties style:font-name="Latin Modern Sans"/>
    </style:style>
    <style:style style:name="P197" style:parent-style-name="Standard" style:family="paragraph">
      <style:text-properties style:font-name="Latin Modern Sans" style:font-name-complex="Book Antiqua" fo:font-weight="bold" style:font-weight-asian="bold" style:font-weight-complex="bold" fo:font-size="15pt" style:font-size-asian="15pt"/>
    </style:style>
    <style:style style:name="P198" style:parent-style-name="Standard" style:family="paragraph">
      <style:paragraph-properties fo:text-align="center"/>
    </style:style>
    <style:style style:name="T199" style:parent-style-name="DefaultParagraphFont" style:family="text">
      <style:text-properties style:font-name="Latin Modern Sans" fo:font-weight="bold" style:font-weight-asian="bold"/>
    </style:style>
  </office:automatic-styles>
  <office:body>
    <office:text text:use-soft-page-breaks="true">
      <text:p text:style-name="P1">BIRLA INSTITUTE OF TECHNOLOGY &amp; SCIENCE, PILANI (RAJASTHAN)</text:p>
      <text:p text:style-name="P2">CS F422 – Parallel Computing</text:p>
      <text:p text:style-name="P3">Lab#9</text:p>
      <text:p text:style-name="P4"/>
      <text:p text:style-name="P5"/>
      <text:p text:style-name="Standard"><text:span text:style-name="T6">Note: Please use programs under<text:s/></text:span><text:span text:style-name="T7">Code_lab4<text:s/></text:span><text:span text:style-name="T8">directory supplied with this sheet. Do not<text:s/></text:span><text:span text:style-name="T9">copy from this sheet.</text:span></text:p>
      <text:p text:style-name="P10"/>
      <text:p text:style-name="P11">The lab has the following objectives:</text:p>
      <text:p text:style-name="P12">Giving practice programs for CUDA.</text:p>
      <text:p text:style-name="P13"/>
      <text:p text:style-name="P14"/>
      <text:p text:style-name="P15">New Thread id to avoid stalls</text:p>
      <text:p text:style-name="Standard"><text:span text:style-name="T16">The following code inside a kernel makes half of the threads stalled due to a conditional branching.<text:s/></text:span></text:p>
      <text:p text:style-name="P17"/>
      <text:list text:style-name="LFO6" text:continue-numbering="true">
        <text:list-item>
          <text:p text:style-name="P18">if(threadID % 2 ==0)</text:p>
        </text:list-item>
        <text:list-item>
          <text:p text:style-name="P19"><text:s text:c="2"/>{</text:p>
        </text:list-item>
        <text:list-item>
          <text:p text:style-name="P20"><text:s text:c="4"/>doSmt(IDprime); <text:s text:c="3"/></text:p>
        </text:list-item>
        <text:list-item>
          <text:p text:style-name="P21"><text:s text:c="2"/>}</text:p>
        </text:list-item>
        <text:list-item>
          <text:p text:style-name="P22"><text:s text:c="2"/>else</text:p>
        </text:list-item>
        <text:list-item>
          <text:p text:style-name="P23"><text:s text:c="2"/>{</text:p>
        </text:list-item>
        <text:list-item>
          <text:p text:style-name="P24"><text:s text:c="4"/>doSmtElse(IDprime);</text:p>
        </text:list-item>
        <text:list-item>
          <text:p text:style-name="P25"><text:s text:c="2"/>}</text:p>
        </text:list-item>
      </text:list>
      <text:p text:style-name="P26"/>
      <text:p text:style-name="P27">Solution to this problem is to generate a new id that will assign either even or odd id to all the threads in a warp.<text:s/></text:p>
      <text:p text:style-name="P28"/>
      <text:p text:style-name="P29">Q?</text:p>
      <text:list text:style-name="WW8Num6">
        <text:list-item text:start-value="1">
          <text:p text:style-name="P30">Compile the program<text:s/>warpFix.cu<text:s/>using the following command.<text:s/>Add the following code to measure time. Find the difference between time taken with threadId and warpId.</text:p>
        </text:list-item>
      </text:list>
      <text:list text:style-name="LFO8" text:continue-numbering="true">
        <text:list-item>
          <text:p text:style-name="P31">nvcc warpFix.cu –o out</text:p>
        </text:list-item>
        <text:list-item>
          <text:p text:style-name="P32">./out</text:p>
        </text:list-item>
      </text:list>
      <text:p text:style-name="P33"/>
      <text:p text:style-name="P34"/>
      <text:p text:style-name="P35"><text:span text:style-name="T36">cudaEvent_t</text:span><text:span text:style-name="T37"><text:s/>start</text:span><text:span text:style-name="T38">,</text:span><text:span text:style-name="T39"><text:s/>stop</text:span><text:span text:style-name="T40">;</text:span></text:p>
      <text:p text:style-name="P41"><text:span text:style-name="T42">cudaEventCreate</text:span><text:span text:style-name="T43">(&amp;</text:span><text:span text:style-name="T44">start</text:span><text:span text:style-name="T45">);</text:span></text:p>
      <text:p text:style-name="P46"><text:span text:style-name="T47">cudaEventCreate</text:span><text:span text:style-name="T48">(&amp;</text:span><text:span text:style-name="T49">stop</text:span><text:span text:style-name="T50">);</text:span></text:p>
      <text:p text:style-name="P51"><text:span text:style-name="T52">cudaEventRecord</text:span><text:span text:style-name="T53">(</text:span><text:span text:style-name="T54">start</text:span><text:span text:style-name="T55">);</text:span></text:p>
      <text:p text:style-name="P56"><text:span text:style-name="T57">vadd &lt;&lt;&lt; grid, BLOCK_SIZE &gt;&gt;&gt; (da, db, dc, N);</text:span></text:p>
      <text:p text:style-name="P58"><text:span text:style-name="T59">cudaEventRecord</text:span><text:span text:style-name="T60">(</text:span><text:span text:style-name="T61">stop</text:span><text:span text:style-name="T62">);</text:span></text:p>
      <text:p text:style-name="P63"><text:span text:style-name="T64">cudaEventSynchronize</text:span><text:span text:style-name="T65">(</text:span><text:span text:style-name="T66">stop</text:span><text:span text:style-name="T67">);</text:span></text:p>
      <text:p text:style-name="P68"><text:span text:style-name="T69">float</text:span><text:span text:style-name="T70"><text:s/>milliseconds<text:s/></text:span><text:span text:style-name="T71">=</text:span><text:span text:style-name="T72"><text:s/></text:span><text:span text:style-name="T73">0</text:span><text:span text:style-name="T74">;</text:span></text:p>
      <text:p text:style-name="P75"><text:span text:style-name="T76">cudaEventElapsedTime</text:span><text:span text:style-name="T77">(&amp;</text:span><text:span text:style-name="T78">milliseconds</text:span><text:span text:style-name="T79">,</text:span><text:span text:style-name="T80"><text:s/>start</text:span><text:span text:style-name="T81">,</text:span><text:span text:style-name="T82"><text:s/>stop</text:span><text:span text:style-name="T83">);</text:span></text:p>
      <text:p text:style-name="P84">printf("Timetaken %f\n", milliseconds);</text:p>
      <text:p text:style-name="P85"/>
      <text:p text:style-name="P86"/>
      <text:list text:style-name="WW8Num6" text:continue-numbering="true">
        <text:list-item>
          <text:p text:style-name="P87">The program warpFix.cu provides solution only for two-way branching. If there is a multi-way branching, one more parameter is added to compute warpId. Please check in<text:s/>warpFixMultiway.cu<text:s/></text:p>
        </text:list-item>
      </text:list>
      <text:p text:style-name="P88"/>
      <text:p text:style-name="P89"/>
      <text:p text:style-name="P90"/>
      <text:p text:style-name="P91">CUDA Streams</text:p>
      <text:p text:style-name="P92"/>
      <text:p text:style-name="P93">Consider the following code. In this code, data is transferred from host to GPU and vice-versa in synchronous mode. This will make all cores in GPU idle due to lack of data.</text:p>
      <text:p text:style-name="P94"/>
      <text:list text:style-name="LFO15" text:continue-numbering="true">
        <text:list-item>
          <text:p text:style-name="P95">CUDA_CHECK_RETURN (cudaMemcpy (da, ha, sizeof (int) * N, cudaMemcpyHostToDevice));</text:p>
        </text:list-item>
        <text:list-item>
          <text:p text:style-name="P96"><text:s text:c="2"/>CUDA_CHECK_RETURN (cudaMemcpy (db, hb, sizeof (int) * N, cudaMemcpyHostToDevice));</text:p>
        </text:list-item>
        <text:list-item>
          <text:p text:style-name="P97"/>
        </text:list-item>
        <text:list-item>
          <text:p text:style-name="P98"><text:s text:c="2"/>int grid = ceil (N * 1.0 / BLOCK_SIZE);</text:p>
        </text:list-item>
        <text:list-item>
          <text:p text:style-name="P99"><text:s text:c="2"/>vadd &lt;&lt;&lt; grid, BLOCK_SIZE &gt;&gt;&gt; (da, db, dc, N);</text:p>
        </text:list-item>
        <text:list-item>
          <text:p text:style-name="P100"/>
        </text:list-item>
        <text:list-item>
          <text:p text:style-name="P101"><text:s text:c="2"/>CUDA_CHECK_RETURN (cudaThreadSynchronize ());</text:p>
        </text:list-item>
        <text:list-item>
          <text:p text:style-name="P102"><text:s text:c="2"/>// Wait for the GPU launched work to complete</text:p>
        </text:list-item>
        <text:list-item>
          <text:p text:style-name="P103"><text:s text:c="2"/>CUDA_CHECK_RETURN (cudaGetLastError ());</text:p>
        </text:list-item>
        <text:list-item>
          <text:p text:style-name="P104"><text:s text:c="2"/>CUDA_CHECK_RETURN (cudaMemcpy (hc, dc, sizeof (int) * N, cudaMemcpyDeviceToHost));</text:p>
        </text:list-item>
      </text:list>
      <text:p text:style-name="P105"/>
      <text:p text:style-name="P106">CUDA streams<text:s/>makes it possible to transfer data in asynchronous mode.<text:s/></text:p>
      <text:p text:style-name="P107"/>
      <text:p text:style-name="P108">Q?</text:p>
      <text:list text:style-name="LFO16" text:continue-numbering="true">
        <text:list-item>
          <text:p text:style-name="P109">Compile the program streamTest.cu.<text:s/>Add the code to measure time. Find the difference between time taken<text:s/>for using streams and not using streams.</text:p>
        </text:list-item>
        <text:list-item>
          <text:p text:style-name="P110">Look at StreamTest2.cu. What difference does it make when compared to StreamTest.cu?</text:p>
        </text:list-item>
        <text:list-item>
          <text:p text:style-name="P111">Consider the program vectorAdd.cu. Modify this program to use streams.</text:p>
        </text:list-item>
      </text:list>
      <text:p text:style-name="P112"/>
      <text:p text:style-name="P113"/>
      <text:p text:style-name="P114">CUDA Dynamic Parallelism</text:p>
      <text:p text:style-name="P115">An extension to the CUDA programming model which allows a thread to launch another grid of threads executing another kernel. Consider the program given below. Kernel in this program calls the same kernel again.</text:p>
      <text:p text:style-name="P116"/>
      <text:list text:style-name="LFO17" text:continue-numbering="true">
        <text:list-item>
          <text:p text:style-name="P117">__global__ void QSort (int *data, int N, int depth)</text:p>
        </text:list-item>
        <text:list-item>
          <text:p text:style-name="P118">{</text:p>
        </text:list-item>
        <text:list-item>
          <text:p text:style-name="P119"><text:s text:c="2"/>if(depth == MAXRECURSIONDEPTH)</text:p>
        </text:list-item>
        <text:list-item>
          <text:p text:style-name="P120"><text:s text:c="2"/>{</text:p>
        </text:list-item>
        <text:list-item>
          <text:p text:style-name="P121"><text:s text:c="4"/>insertionSort(data, N); <text:s/></text:p>
        </text:list-item>
        <text:list-item>
          <text:p text:style-name="P122"><text:s text:c="4"/>return ;</text:p>
        </text:list-item>
        <text:list-item>
          <text:p text:style-name="P123"><text:s text:c="2"/>}</text:p>
        </text:list-item>
        <text:list-item>
          <text:p text:style-name="P124"><text:s text:c="2"/></text:p>
        </text:list-item>
        <text:list-item>
          <text:p text:style-name="P125"><text:s text:c="2"/>if (N &lt;= 1)</text:p>
        </text:list-item>
        <text:list-item>
          <text:p text:style-name="P126"><text:s text:c="4"/>return;</text:p>
        </text:list-item>
        <text:list-item>
          <text:p text:style-name="P127"><text:s text:c="2"/></text:p>
        </text:list-item>
        <text:list-item>
          <text:p text:style-name="P128"><text:s text:c="2"/>// break the data into a left and right part</text:p>
        </text:list-item>
        <text:list-item>
          <text:p text:style-name="P129"><text:s text:c="2"/>int pivotPos = partition (data, N);</text:p>
        </text:list-item>
        <text:list-item>
          <text:p text:style-name="P130"><text:s text:c="2"/></text:p>
        </text:list-item>
        <text:list-item>
          <text:p text:style-name="P131"><text:s text:c="2"/>cudaStream_t s0, s1;</text:p>
        </text:list-item>
        <text:list-item>
          <text:p text:style-name="P132"><text:s text:c="2"/>// sort the left part if it exists</text:p>
        </text:list-item>
        <text:list-item>
          <text:p text:style-name="P133"><text:s text:c="2"/>if (pivotPos &gt; 0)</text:p>
        </text:list-item>
        <text:list-item>
          <text:p text:style-name="P134"><text:s text:c="4"/>{</text:p>
        </text:list-item>
        <text:list-item>
          <text:p text:style-name="P135"><text:s text:c="6"/>cudaStreamCreateWithFlags (&amp;s0, cudaStreamNonBlocking);</text:p>
        </text:list-item>
        <text:list-item>
          <text:p text:style-name="P136"><text:s text:c="6"/>QSort &lt;&lt;&lt; 1, 1, 0, s0 &gt;&gt;&gt; (data, pivotPos, depth+1);</text:p>
        </text:list-item>
        <text:list-item>
          <text:p text:style-name="P137"><text:s text:c="6"/>cudaStreamDestroy (s0);</text:p>
        </text:list-item>
        <text:list-item>
          <text:p text:style-name="P138"><text:s text:c="4"/>}</text:p>
        </text:list-item>
        <text:list-item>
          <text:p text:style-name="P139"/>
        </text:list-item>
        <text:list-item>
          <text:p text:style-name="P140"><text:s text:c="2"/>// sort the right part if it exists</text:p>
        </text:list-item>
        <text:list-item>
          <text:p text:style-name="P141"><text:s text:c="2"/>if (pivotPos &lt; N - 1)</text:p>
        </text:list-item>
        <text:list-item>
          <text:p text:style-name="P142"><text:s text:c="4"/>{</text:p>
        </text:list-item>
        <text:list-item>
          <text:p text:style-name="P143"><text:s text:c="6"/>cudaStreamCreateWithFlags (&amp;s1, cudaStreamNonBlocking);</text:p>
        </text:list-item>
        <text:list-item>
          <text:p text:style-name="P144"><text:s text:c="6"/>QSort &lt;&lt;&lt; 1, 1, 0, s1 &gt;&gt;&gt; (&amp;(data[pivotPos + 1]), N - pivotPos - 1, depth+1);</text:p>
        </text:list-item>
        <text:list-item>
          <text:p text:style-name="P145"><text:s text:c="6"/>cudaStreamDestroy (s1);</text:p>
        </text:list-item>
        <text:list-item>
          <text:p text:style-name="P146"><text:s text:c="4"/>}</text:p>
        </text:list-item>
        <text:list-item>
          <text:p text:style-name="P147">}</text:p>
        </text:list-item>
      </text:list>
      <text:p text:style-name="P148"/>
      <text:p text:style-name="P149"/>
      <text:p text:style-name="P150">Q?</text:p>
      <text:list text:style-name="LFO18" text:continue-numbering="true">
        <text:list-item>
          <text:p text:style-name="P151">Dynamic parallelism is supported in GPUs with compute capability at least 3.5. Check compute capability of your device. [If you do not know how to do this, check previous lab].</text:p>
        </text:list-item>
        <text:list-item>
          <text:p text:style-name="P152">Compile and run the code in<text:s/>quicksort_dynamic.cu. Add code to measure time. Measure time for N=10, 100, 1000, 10000 etc.</text:p>
        </text:list-item>
        <text:list-item>
          <text:p text:style-name="P153">Change the kernel by removing streams. Observe the time taken for different values of N.</text:p>
        </text:list-item>
        <text:list-item>
          <text:p text:style-name="P154">When is the recursion depth of 24 breached?</text:p>
        </text:list-item>
      </text:list>
      <text:p text:style-name="P155"/>
      <text:p text:style-name="P156"/>
      <text:p text:style-name="P157">Multi-GPU Programming with CUDA</text:p>
      <text:p text:style-name="P158"/>
      <text:p text:style-name="P159">If there are multiple GPUS attached to the system, how to use them affectively. Consider the following code.<text:s/>cudaSetDevice() is used to specify the GPU to use.</text:p>
      <text:list text:style-name="LFO19" text:continue-numbering="true">
        <text:list-item>
          <text:p text:style-name="P160">#include &lt;stdio.h&gt;</text:p>
        </text:list-item>
        <text:list-item>
          <text:p text:style-name="P161">#include &lt;cuda.h&gt;</text:p>
        </text:list-item>
        <text:list-item>
          <text:p text:style-name="P162"/>
        </text:list-item>
        <text:list-item>
          <text:p text:style-name="P163">int main ()</text:p>
        </text:list-item>
        <text:list-item>
          <text:p text:style-name="P164">{</text:p>
        </text:list-item>
        <text:list-item>
          <text:p text:style-name="P165"><text:s text:c="2"/>int deviceCount = 0;</text:p>
        </text:list-item>
        <text:list-item>
          <text:p text:style-name="P166"><text:s text:c="2"/>cudaGetDeviceCount (&amp;deviceCount);</text:p>
        </text:list-item>
        <text:list-item>
          <text:p text:style-name="P167"><text:s text:c="2"/>if (deviceCount == 0)</text:p>
        </text:list-item>
        <text:list-item>
          <text:p text:style-name="P168"><text:s text:c="4"/>printf ("No CUDA compatible GPU.\n");</text:p>
        </text:list-item>
        <text:list-item>
          <text:p text:style-name="P169"><text:s text:c="2"/>else</text:p>
        </text:list-item>
        <text:list-item>
          <text:p text:style-name="P170"><text:s text:c="4"/>{ <text:s text:c="4"/></text:p>
        </text:list-item>
        <text:list-item>
          <text:p text:style-name="P171"><text:s text:c="6"/>for (int i = 0; i &lt; deviceCount; i++)</text:p>
        </text:list-item>
        <text:list-item>
          <text:p text:style-name="P172"><text:s text:c="8"/>{</text:p>
        </text:list-item>
        <text:list-item>
          <text:p text:style-name="P173"><text:tab/><text:tab/><text:tab/>cudaSetDevice(i);</text:p>
        </text:list-item>
        <text:list-item>
          <text:p text:style-name="P174"><text:s text:c="11"/>cudaStreamCreate(&amp;(str[i]));</text:p>
        </text:list-item>
        <text:list-item>
          <text:p text:style-name="P175"><text:tab/><text:tab/><text:tab/>h_data[i] = (int *)malloc(sizeof(int) * DATASIZE);</text:p>
        </text:list-item>
        <text:list-item>
          <text:p text:style-name="P176"><text:tab/><text:tab/><text:tab/>cudaMalloc((void ** )&amp;(d_data[i]), sizeof(int) * DATASIZE);</text:p>
        </text:list-item>
        <text:list-item>
          <text:p text:style-name="P177"/>
        </text:list-item>
        <text:list-item>
          <text:p text:style-name="P178"><text:tab/><text:tab/><text:tab/>// inititalize h_data[i]....</text:p>
        </text:list-item>
        <text:list-item>
          <text:p text:style-name="P179"/>
        </text:list-item>
        <text:list-item>
          <text:p text:style-name="P180"><text:tab/><text:tab/><text:tab/>cudaMemcpyAsync(d_data[i], h_data[i], sizeof(int) * DATASIZE, cudaMemcpyHostToDevice, str[i]);</text:p>
        </text:list-item>
        <text:list-item>
          <text:p text:style-name="P181"><text:tab/><text:tab/><text:s text:c="3"/></text:p>
        </text:list-item>
        <text:list-item>
          <text:p text:style-name="P182"><text:tab/><text:tab/><text:tab/>doSmt &lt;&lt;&lt; 10, 256, 0, str[i] &gt;&gt;&gt; (d_data[i]);</text:p>
        </text:list-item>
        <text:list-item>
          <text:p text:style-name="P183"><text:tab/><text:tab/><text:tab/></text:p>
        </text:list-item>
        <text:list-item>
          <text:p text:style-name="P184"><text:tab/><text:tab/><text:tab/>cudaMemcpyAsync(h_data[i], d_data[i], sizeof(int) * DATASIZE, cudaMemcpyDeviceToHost, str[i]); <text:s text:c="3"/></text:p>
        </text:list-item>
        <text:list-item>
          <text:p text:style-name="P185"><text:s text:c="8"/>}</text:p>
        </text:list-item>
        <text:list-item>
          <text:p text:style-name="P186"><text:s text:c="4"/>}</text:p>
        </text:list-item>
        <text:list-item>
          <text:p text:style-name="P187"><text:s text:c="2"/>return 1;</text:p>
        </text:list-item>
        <text:list-item>
          <text:p text:style-name="P188">}</text:p>
        </text:list-item>
      </text:list>
      <text:p text:style-name="P189"/>
      <text:p text:style-name="P190"/>
      <text:p text:style-name="P191">Q?</text:p>
      <text:list text:style-name="LFO20" text:continue-numbering="true">
        <text:list-item>
          <text:p text:style-name="P192">Find out how many GPU devices are there on your system. [If you do not know how to do this, check previous lab].</text:p>
        </text:list-item>
        <text:list-item>
          <text:p text:style-name="P193">Compile multigpu.cu and run it. Can you measure time if using one device vs multiple devices.</text:p>
        </text:list-item>
        <text:list-item>
          <text:p text:style-name="P194">By checking slides, can you check if peer-to-peer data transfer is allowed?</text:p>
        </text:list-item>
      </text:list>
      <text:p text:style-name="P195"/>
      <text:p text:style-name="P196"/>
      <text:p text:style-name="P197"><text:line-break/></text:p>
      <text:p text:style-name="P198"><text:span text:style-name="T199">End of lab9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Roboto" svg:font-family="Roboto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entury" svg:font-family="Century" style:font-family-generic="roman" style:font-pitch="variable" svg:panose-1="2 4 6 4 5 5 5 2 3 4"/>
    <style:font-face style:name="Courier New" svg:font-family="Courier New" style:font-family-generic="modern" style:font-pitch="fixed" svg:panose-1="2 7 3 9 2 2 5 2 4 4"/>
    <style:font-face style:name="Latin Modern Sans" svg:font-family="Latin Modern Sans" style:font-family-generic="swiss" style:font-pitch="variable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alibri" svg:font-family="Calibri" style:font-family-generic="swiss" style:font-pitch="variable" svg:panose-1="2 15 5 2 2 2 4 3 2 4"/>
    <style:font-face style:name="Hack" svg:font-family="Hack" style:font-family-generic="system" style:font-pitch="fixed"/>
    <style:font-face style:name="Comic Sans MS" svg:font-family="Comic Sans MS" style:font-family-generic="script" style:font-pitch="variable" svg:panose-1="3 15 7 2 3 3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Roboto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igure" style:display-name="Figure" style:family="paragraph" style:parent-style-name="Caption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NumberingSymbols" style:display-name="Numbering Symbols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Century" style:font-name-asian="Century" style:font-name-complex="Century"/>
    </style:style>
    <style:style style:name="WW8Num7z1" style:display-name="WW8Num7z1" style:family="text"/>
    <style:style style:name="WW8Num7z2" style:display-name="WW8Num7z2" style:family="text"/>
    <style:style style:name="WW8Num7z3" style:display-name="WW8Num7z3" style:family="text"/>
    <style:style style:name="WW8Num7z4" style:display-name="WW8Num7z4" style:family="text"/>
    <style:style style:name="WW8Num7z5" style:display-name="WW8Num7z5" style:family="text"/>
    <style:style style:name="WW8Num7z6" style:display-name="WW8Num7z6" style:family="text"/>
    <style:style style:name="WW8Num7z7" style:display-name="WW8Num7z7" style:family="text"/>
    <style:style style:name="WW8Num7z8" style:display-name="WW8Num7z8" style:family="text"/>
    <style:style style:name="WW8Num13z0" style:display-name="WW8Num13z0" style:family="text">
      <style:text-properties style:font-name="Century" style:font-name-asian="Century" style:font-name-complex="Century"/>
    </style:style>
    <style:style style:name="WW8Num13z1" style:display-name="WW8Num13z1" style:family="text"/>
    <style:style style:name="WW8Num13z2" style:display-name="WW8Num13z2" style:family="text"/>
    <style:style style:name="WW8Num13z3" style:display-name="WW8Num13z3" style:family="text"/>
    <style:style style:name="WW8Num13z4" style:display-name="WW8Num13z4" style:family="text"/>
    <style:style style:name="WW8Num13z5" style:display-name="WW8Num13z5" style:family="text"/>
    <style:style style:name="WW8Num13z6" style:display-name="WW8Num13z6" style:family="text"/>
    <style:style style:name="WW8Num13z7" style:display-name="WW8Num13z7" style:family="text"/>
    <style:style style:name="WW8Num13z8" style:display-name="WW8Num13z8" style:family="text"/>
    <style:style style:name="WW8Num14z0" style:display-name="WW8Num14z0" style:family="text">
      <style:text-properties style:font-name="Century" style:font-name-asian="Century" style:font-name-complex="Century"/>
    </style:style>
    <style:style style:name="WW8Num14z1" style:display-name="WW8Num14z1" style:family="text"/>
    <style:style style:name="WW8Num14z2" style:display-name="WW8Num14z2" style:family="text"/>
    <style:style style:name="WW8Num14z3" style:display-name="WW8Num14z3" style:family="text"/>
    <style:style style:name="WW8Num14z4" style:display-name="WW8Num14z4" style:family="text"/>
    <style:style style:name="WW8Num14z5" style:display-name="WW8Num14z5" style:family="text"/>
    <style:style style:name="WW8Num14z6" style:display-name="WW8Num14z6" style:family="text"/>
    <style:style style:name="WW8Num14z7" style:display-name="WW8Num14z7" style:family="text"/>
    <style:style style:name="WW8Num14z8" style:display-name="WW8Num14z8" style:family="text"/>
    <style:style style:name="WW8Num12z0" style:display-name="WW8Num12z0" style:family="text">
      <style:text-properties style:font-name="Century" style:font-name-asian="Century" style:font-name-complex="Century"/>
    </style:style>
    <style:style style:name="WW8Num12z1" style:display-name="WW8Num12z1" style:family="text"/>
    <style:style style:name="WW8Num12z2" style:display-name="WW8Num12z2" style:family="text"/>
    <style:style style:name="WW8Num12z3" style:display-name="WW8Num12z3" style:family="text"/>
    <style:style style:name="WW8Num12z4" style:display-name="WW8Num12z4" style:family="text"/>
    <style:style style:name="WW8Num12z5" style:display-name="WW8Num12z5" style:family="text"/>
    <style:style style:name="WW8Num12z6" style:display-name="WW8Num12z6" style:family="text"/>
    <style:style style:name="WW8Num12z7" style:display-name="WW8Num12z7" style:family="text"/>
    <style:style style:name="WW8Num12z8" style:display-name="WW8Num12z8" style:family="text"/>
    <style:style style:name="HTMLPreformatted" style:display-name="HTML Preformatted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yp" style:display-name="typ" style:family="text" style:parent-style-name="DefaultParagraphFont"/>
    <style:style style:name="pln" style:display-name="pln" style:family="text" style:parent-style-name="DefaultParagraphFont"/>
    <style:style style:name="pun" style:display-name="pun" style:family="text" style:parent-style-name="DefaultParagraphFont"/>
    <style:style style:name="lit" style:display-name="lit" style:family="text" style:parent-style-name="DefaultParagraphFont"/>
    <style:style style:name="kwd" style:display-name="kwd" style:family="text" style:parent-style-name="DefaultParagraphFont"/>
    <text:list-style style:name="WW8Num6" style:display-name="WW8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style:font-name="Century" style:font-name-complex="Century"/>
    </style:style>
    <text:list-style style:name="WW8Num7" style:display-name="WW8Num7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Century" style:font-name-complex="Century"/>
    </style:style>
    <text:list-style style:name="WW8Num13" style:display-name="WW8Num1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LVL1" style:family="text">
      <style:text-properties style:font-name="Century" style:font-name-complex="Century"/>
    </style:style>
    <text:list-style style:name="WW8Num14" style:display-name="WW8Num1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5LVL1" style:family="text">
      <style:text-properties style:font-name="Century" style:font-name-complex="Century"/>
    </style:style>
    <text:list-style style:name="WW8Num12" style:display-name="WW8Num12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3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4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5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6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7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8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9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3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4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5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6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7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8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9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3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4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5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6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7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8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9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3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4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5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6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7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8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9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3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4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5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6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7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8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9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3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4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5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6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7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8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9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3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4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5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6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7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8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9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Haribabu Kotakula</dc:creator>
    <meta:creation-date>2022-03-31T22:26:00Z</meta:creation-date>
    <dc:date>2023-04-18T10:46:00Z</dc:date>
    <meta:print-date>2023-04-08T07:36:00Z</meta:print-date>
    <meta:template xlink:href="Normal.dotm" xlink:type="simple"/>
    <meta:editing-cycles>21</meta:editing-cycles>
    <meta:editing-duration>PT14700S</meta:editing-duration>
    <meta:document-statistic meta:page-count="4" meta:paragraph-count="10" meta:word-count="754" meta:character-count="5047" meta:row-count="35" meta:non-whitespace-character-count="4303"/>
  </office:meta>
</office:document-meta>
</file>